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3e3f" officeooo:paragraph-rsid="00053e3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mpresa(#cod_empresa,nombre) siendo</text:p>
      <text:p text:style-name="P1">cod_empresa es cadena,</text:p>
      <text:p text:style-name="P1">nombre es cadena,</text:p>
      <text:p text:style-name="P1">Pk(cod_empresa);</text:p>
      <text:p text:style-name="P1"/>
      <text:p text:style-name="P1">Profesor(#dni,nombre,telefono,direccion,cod_empresa) siendo</text:p>
      <text:p text:style-name="P1">dni es cadena,</text:p>
      <text:p text:style-name="P1">nombre es cadena,</text:p>
      <text:p text:style-name="P1">telefono es entero,</text:p>
      <text:p text:style-name="P1">direccion es cadena,</text:p>
      <text:p text:style-name="P1">cod_empresa es cadena,</text:p>
      <text:p text:style-name="P1">Pk(dni),</text:p>
      <text:p text:style-name="P1">Fk(cod_empresa/Empresa(cod_empresa));</text:p>
      <text:p text:style-name="P1"/>
      <text:p text:style-name="P1">Modulo(#cod_modulo,nombre,dni_profesor) siendo</text:p>
      <text:p text:style-name="P1">cod_modulo es cadena,</text:p>
      <text:p text:style-name="P1">nombre es cadena,</text:p>
      <text:p text:style-name="P1">dni_profesor,</text:p>
      <text:p text:style-name="P1">Pk(cod_modulo),</text:p>
      <text:p text:style-name="P1">Fk(dni_profesor/Profesor(dni));</text:p>
      <text:p text:style-name="P1"/>
      <text:p text:style-name="P1">Tema(#cod_tema,titulo,cod_modulo) siendo</text:p>
      <text:p text:style-name="P1">cod_tema es cadena, </text:p>
      <text:p text:style-name="P1">titulo es cadena,</text:p>
      <text:p text:style-name="P1">cod_modulo es cadena,</text:p>
      <text:p text:style-name="P1">Pk(cod_tema),</text:p>
      <text:p text:style-name="P1">Fk(cod_modulo/Modulo(cod_modulo));</text:p>
      <text:p text:style-name="P1"/>
      <text:p text:style-name="P1">Cursa(#cod_modulo,#num_expediente,nota) siendo</text:p>
      <text:p text:style-name="P1">cod_modulo es cadena,</text:p>
      <text:p text:style-name="P1">num_expediente es entero,</text:p>
      <text:p text:style-name="P1">nota es entero,</text:p>
      <text:p text:style-name="P1">Pk(cod_modulo,num_expediente),</text:p>
      <text:p text:style-name="P1">Fk(cod_modulo/Modulo(cod_modulo),</text:p>
      <text:p text:style-name="P1">Fk(num_expediente/Alumno(num­expediente));</text:p>
      <text:p text:style-name="P1"/>
      <text:p text:style-name="P1">Alumno(#num_expediente,nombre,telefono,fecha_nac,letra_grupo,num_expediente_delegado) siendo</text:p>
      <text:p text:style-name="P1">num_expediente es entero,</text:p>
      <text:p text:style-name="P1">nombre es cadena,</text:p>
      <text:p text:style-name="P1">telefono es entero,</text:p>
      <text:p text:style-name="P1">fecha_nac es date,</text:p>
      <text:p text:style-name="P1">letra_grupo es cadena,</text:p>
      <text:p text:style-name="P1">num_expediente_delegado es entero,</text:p>
      <text:p text:style-name="P1">Pk(num_expediente),</text:p>
      <text:p text:style-name="P1">Fk(letra_grupo/Grupo(letra)),</text:p>
      <text:p text:style-name="P1">Fk(num_expediente_delegado/Alumno(num_expediente));</text:p>
      <text:p text:style-name="P1"/>
      <text:p text:style-name="P1"/>
      <text:p text:style-name="P1"/>
      <text:p text:style-name="P1"/>
      <text:p text:style-name="P1"/>
      <text:p text:style-name="P1"><text:soft-page-break/>Beca(#id,cuantia,fecha,num_expediente_alumno) siendo</text:p>
      <text:p text:style-name="P1">id es cadena,</text:p>
      <text:p text:style-name="P1">fecha es date,</text:p>
      <text:p text:style-name="P1">num_expediente_alumno es entero,</text:p>
      <text:p text:style-name="P1">Pk(id)</text:p>
      <text:p text:style-name="P1">Fk(num_expediente_alumno/Alumno(num_expediente));</text:p>
      <text:p text:style-name="P1"/>
      <text:p text:style-name="P1">Grupo(#cod_curso,letra) siendo</text:p>
      <text:p text:style-name="P1">cod_curso es cadena,</text:p>
      <text:p text:style-name="P1">letra es cadena,</text:p>
      <text:p text:style-name="P1">Pk(cod_curso),</text:p>
      <text:p text:style-name="P1">Fk(cod_curso/Curso(cod_curso));</text:p>
      <text:p text:style-name="P1"/>
      <text:p text:style-name="P1">Curso(#cod_curso,num_curso,nivel_educativo) siendo</text:p>
      <text:p text:style-name="P1">cod_curso es cadena,</text:p>
      <text:p text:style-name="P1">num_curso es entero,</text:p>
      <text:p text:style-name="P1">nivel_educativo es cadena,</text:p>
      <text:p text:style-name="P1">Pk(cod_curso);</text:p>
      <text:p text:style-name="P1"/>
      <text:p text:style-name="P1">Aula(#cod_aula,num_plazas,num_ordenadores,cod_curso) siendo</text:p>
      <text:p text:style-name="P1">cod_aula es cadena,</text:p>
      <text:p text:style-name="P1">num_plazas es entero,</text:p>
      <text:p text:style-name="P1">num_ordenadoress es entero,</text:p>
      <text:p text:style-name="P1">cod_curso es cadena,</text:p>
      <text:p text:style-name="P1">Pk(cod_aula),</text:p>
      <text:p text:style-name="P1">Fk(cod_curso/Grupo(cod_curso));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8T12:33:03.700105148</meta:creation-date>
    <dc:date>2024-11-15T11:00:21.098572162</dc:date>
    <meta:editing-duration>PT16M1S</meta:editing-duration>
    <meta:editing-cycles>2</meta:editing-cycles>
    <meta:generator>LibreOffice/24.2.6.2$Linux_X86_64 LibreOffice_project/420$Build-2</meta:generator>
    <meta:document-statistic meta:table-count="0" meta:image-count="0" meta:object-count="0" meta:page-count="2" meta:paragraph-count="64" meta:word-count="140" meta:character-count="1709" meta:non-whitespace-character-count="1632"/>
  </office:meta>
</office:document-meta>
</file>